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6" style:family="table">
      <style:table-properties style:width="14.958cm" fo:margin-left="1.288cm" fo:margin-right="1.344cm" table:align="margins"/>
    </style:style>
    <style:style style:name="Table6.A" style:family="table-column">
      <style:table-column-properties style:column-width="4.276cm" style:rel-column-width="18733*"/>
    </style:style>
    <style:style style:name="Table6.B" style:family="table-column">
      <style:table-column-properties style:column-width="10.682cm" style:rel-column-width="46802*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4cm" table:align="center"/>
    </style:style>
    <style:style style:name="Table1.A" style:family="table-column">
      <style:table-column-properties style:column-width="4.731cm"/>
    </style:style>
    <style:style style:name="Table1.B" style:family="table-column">
      <style:table-column-properties style:column-width="10.209cm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MethodTable" style:family="table">
      <style:table-properties style:width="14.958cm" fo:margin-left="1.288cm" fo:margin-right="1.344cm" table:align="margins"/>
    </style:style>
    <style:style style:name="MethodTable.A" style:family="table-column">
      <style:table-column-properties style:column-width="4.276cm" style:rel-column-width="18733*"/>
    </style:style>
    <style:style style:name="MethodTable.B" style:family="table-column">
      <style:table-column-properties style:column-width="10.682cm" style:rel-column-width="46802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14cm" fo:margin-left="1.341cm" fo:margin-right="1.335cm" table:align="margins"/>
    </style:style>
    <style:style style:name="Table3.A" style:family="table-column">
      <style:table-column-properties style:column-width="4.704cm" style:rel-column-width="20672*"/>
    </style:style>
    <style:style style:name="Table3.B" style:family="table-column">
      <style:table-column-properties style:column-width="10.209cm" style:rel-column-width="44863*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4.731cm"/>
    </style:style>
    <style:style style:name="Table5.B" style:family="table-column">
      <style:table-column-properties style:column-width="10.209cm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4cm" table:align="center"/>
    </style:style>
    <style:style style:name="Table2.A" style:family="table-column">
      <style:table-column-properties style:column-width="4.731cm"/>
    </style:style>
    <style:style style:name="Table2.B" style:family="table-column">
      <style:table-column-properties style:column-width="10.209cm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Code_20_Listing">
      <style:text-properties fo:color="#000080"/>
    </style:style>
    <style:style style:name="P3" style:family="paragraph" style:parent-style-name="Code_20_Listing">
      <style:text-properties fo:color="#000080" style:text-underline-style="none"/>
    </style:style>
    <style:style style:name="P4" style:family="paragraph" style:parent-style-name="Code_20_Listing">
      <style:text-properties style:text-underline-style="none"/>
    </style:style>
    <style:style style:name="P5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6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7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Method_20_Code_20_Listing">
      <style:text-properties fo:color="#000080"/>
    </style:style>
    <style:style style:name="P10" style:family="paragraph" style:parent-style-name="Method_20_Code_20_Listing">
      <style:text-properties fo:color="#000080" style:text-underline-style="none"/>
    </style:style>
    <style:style style:name="P11" style:family="paragraph" style:parent-style-name="Method_20_Code_20_Listing">
      <style:paragraph-properties fo:margin-left="1.199cm" fo:margin-right="0cm" fo:text-indent="0cm" style:auto-text-indent="false"/>
      <style:text-properties fo:color="#000080"/>
    </style:style>
    <style:style style:name="P12" style:family="paragraph" style:parent-style-name="Method_20_Body">
      <style:text-properties style:text-underline-style="none"/>
    </style:style>
    <style:style style:name="P13" style:family="paragraph" style:parent-style-name="Method_20_Body">
      <style:paragraph-properties fo:margin-left="0cm" fo:margin-right="0cm" fo:text-indent="0cm" style:auto-text-indent="false"/>
    </style:style>
    <style:style style:name="P14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15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16" style:family="paragraph" style:parent-style-name="Code_20_Listing">
      <style:paragraph-properties fo:margin-left="0.3cm" fo:margin-right="0cm" fo:text-indent="0cm" style:auto-text-indent="false"/>
      <style:text-properties fo:color="#000080" style:text-underline-style="none"/>
    </style:style>
    <style:style style:name="P17" style:family="paragraph" style:parent-style-name="Method_20_Body">
      <style:paragraph-properties fo:margin-left="1.251cm" fo:margin-right="0cm" fo:text-indent="0cm" style:auto-text-indent="false"/>
    </style:style>
    <style:style style:name="P18" style:family="paragraph" style:parent-style-name="Code_20_Listing">
      <style:paragraph-properties fo:break-before="page"/>
      <style:text-properties fo:color="#000080"/>
    </style:style>
    <style:style style:name="P19" style:family="paragraph" style:parent-style-name="Method_20_Code_20_Listing">
      <style:text-properties fo:color="#000080"/>
    </style:style>
    <style:style style:name="P20" style:family="paragraph" style:parent-style-name="Code_20_Listing">
      <style:text-properties fo:color="#000000" style:text-underline-style="none"/>
    </style:style>
    <style:style style:name="P21" style:family="paragraph" style:parent-style-name="Criteria_20_Body" style:list-style-name="L1"/>
    <style:style style:name="P22" style:family="paragraph" style:parent-style-name="Coding_20_Title">
      <style:paragraph-properties fo:break-before="page"/>
    </style:style>
    <style:style style:name="P23" style:family="paragraph" style:parent-style-name="Method_20_Listing_20_Title">
      <style:paragraph-properties fo:break-before="page"/>
    </style:style>
    <style:style style:name="P24" style:family="paragraph" style:parent-style-name="Method_20_Title">
      <style:paragraph-properties fo:break-before="page"/>
    </style:style>
    <style:style style:name="P25" style:family="paragraph" style:parent-style-name="Method_20_Title">
      <style:paragraph-properties fo:break-before="pag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6" style:family="paragraph" style:parent-style-name="Standard" style:list-style-name="L1"/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size-asian="11pt" style:font-style-asian="normal" style:font-size-complex="11pt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complex="normal"/>
    </style:style>
    <style:style style:name="T7" style:family="text"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T8" style:family="text">
      <style:text-properties fo:color="#0000ff" style:font-name="DejaVu Serif2" fo:font-size="12pt" style:font-name-asian="Monospace" style:font-size-asian="12pt" style:font-name-complex="Monospace" style:font-size-complex="12pt"/>
    </style:style>
    <style:style style:name="T9" style:family="text">
      <style:text-properties style:font-name-asian="Monospace" style:font-size-asian="11pt" style:font-name-complex="Monospace" style:font-size-complex="11pt"/>
    </style:style>
    <style:style style:name="T10" style:family="text">
      <style:text-properties style:font-name-asian="Monospace" style:font-size-asian="12pt" style:font-name-complex="Monospace" style:font-size-complex="12pt"/>
    </style:style>
    <style:style style:name="T11" style:family="text">
      <style:text-properties style:text-underline-style="none"/>
    </style:style>
    <style:style style:name="T12" style:family="text">
      <style:text-properties fo:color="#000000"/>
    </style:style>
    <style:style style:name="T13" style:family="text">
      <style:text-properties fo:color="#000000" style:text-underline-style="none"/>
    </style:style>
    <style:style style:name="T14" style:family="text">
      <style:text-properties fo:color="#000080"/>
    </style:style>
    <style:style style:name="T15" style:family="text">
      <style:text-properties fo:color="#000080" style:font-name="Monospace" fo:font-size="10pt" style:font-name-asian="Monospace" style:font-size-asian="10pt" style:font-name-complex="Monospace" style:font-size-complex="10pt"/>
    </style:style>
    <style:style style:name="T16" style:family="text">
      <style:text-properties style:font-name="Monospace" fo:font-size="10pt" style:text-underline-style="none" style:font-name-asian="Monospace" style:font-size-asian="10pt" style:font-name-complex="Monospace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Log\FileIO</text:h>
      <text:p text:style-name="Class_20_Description"/>
      <text:p text:style-name="Class_20_Description">The <text:span text:style-name="Class_20_Variables">Log\FileIO</text:span> class is a <text:span text:style-name="T5">l</text:span><text:span text:style-name="Class_20_Variables"><text:span text:style-name="T5">og </text:span></text:span><text:span text:style-name="Class_20_Variables"><text:span text:style-name="T6">adapter</text:span></text:span> designed <text:span text:style-name="T8">to allow </text:span><text:span text:style-name="Class_20_Variables"><text:span text:style-name="T10">FileIO</text:span></text:span><text:span text:style-name="T8"> classes (</text:span><text:span text:style-name="Class_20_Variables"><text:span text:style-name="T10">FileIO\FileObject</text:span></text:span><text:span text:style-name="T8"> and </text:span><text:span text:style-name="Class_20_Variables"><text:span text:style-name="T10">FileIO\SplFileObject</text:span></text:span><text:span text:style-name="T8">) to be used to write a log file</text:span>.</text:p>
      <text:p text:style-name="Class_20_Description"/>
      <text:h text:style-name="Criteria_20_Title" text:outline-level="2">Design criteria and considerations.</text:h>
      <text:p text:style-name="Criteria_20_Body"/>
      <text:p text:style-name="Criteria_20_Body">The <text:span text:style-name="Class_20_Variables">Log\FileIO</text:span> class</text:p>
      <text:p text:style-name="Criteria_20_Body"/>
      <text:list xml:id="list1464979578" text:style-name="L1">
        <text:list-item>
          <text:p text:style-name="P21">extends the <text:span text:style-name="Class_20_Variables"><text:span text:style-name="T4">Log\Format</text:span></text:span><text:span text:style-name="Class_20_Variables"><text:span text:style-name="T2"> class</text:span></text:span>;</text:p>
        </text:list-item>
        <text:list-item>
          <text:p text:style-name="P26">uses the <text:span text:style-name="Class_20_Variables">Log\Exception</text:span> class and the <text:span text:style-name="Class_20_Variables">Error</text:span> class to throw exceptions in the case of an error;</text:p>
        </text:list-item>
        <text:list-item>
          <text:p text:style-name="P26">uses the <text:span text:style-name="Class_20_Variables">FileIO</text:span> class(es) to write the log information;</text:p>
        </text:list-item>
        <text:list-item>
          <text:p text:style-name="P26">uses the <text:span text:style-name="Class_20_Variables">Properties</text:span> class to manage log formatting information.</text:p>
        </text:list-item>
      </text:list>
      <text:p text:style-name="Standard"/>
      <text:p text:style-name="Standard"/>
      <text:h text:style-name="P23" text:outline-level="4">Class Properties</text:h>
      <text:p text:style-name="Method_20_Body"/>
      <text:p text:style-name="Method_20_Body">The <text:span text:style-name="Class_20_Variables">Log\FileIO</text:span> class defines the following property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>Properties</text:p>
          </table:table-cell>
          <table:table-cell table:style-name="Table6.B1" office:value-type="string">
            <text:p text:style-name="P5">Description</text:p>
          </table:table-cell>
        </table:table-row>
        <table:table-row>
          <table:table-cell table:style-name="Table6.A2" office:value-type="string">
            <text:p text:style-name="P8">$adapter</text:p>
          </table:table-cell>
          <table:table-cell table:style-name="Table6.B2" office:value-type="string">
            <text:p text:style-name="P14">The log adapter class instance.</text:p>
          </table:table-cell>
        </table:table-row>
      </table:table>
      <text:p text:style-name="Method_20_Body"/>
      <text:h text:style-name="Method_20_Listing_20_Title" text:outline-level="4">Class Methods</text:h>
      <text:p text:style-name="Method_20_Body"/>
      <text:p text:style-name="Method_20_Body">The <text:span text:style-name="Class_20_Variables">Log\FileIO</text:span> class defines the following method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Method</text:p>
          </table:table-cell>
          <table:table-cell table:style-name="Table1.B1" office:value-type="string">
            <text:p text:style-name="P5">Description</text:p>
          </table:table-cell>
        </table:table-row>
        <table:table-row>
          <table:table-cell table:style-name="Table1.A2" office:value-type="string">
            <text:p text:style-name="P6"><text:a xlink:type="simple" xlink:href="#__construct"><text:span text:style-name="T1">__construct</text:span></text:a></text:p>
          </table:table-cell>
          <table:table-cell table:style-name="Table1.B2" office:value-type="string">
            <text:p text:style-name="Method_20_Table_20_Description">Class constructor.</text:p>
          </table:table-cell>
        </table:table-row>
        <table:table-row>
          <table:table-cell table:style-name="Table1.A2" office:value-type="string">
            <text:p text:style-name="P7">__destruct</text:p>
          </table:table-cell>
          <table:table-cell table:style-name="Table1.B2" office:value-type="string">
            <text:p text:style-name="Method_20_Table_20_Description">Class destructor.</text:p>
          </table:table-cell>
        </table:table-row>
        <table:table-row>
          <table:table-cell table:style-name="Table1.A2" office:value-type="string">
            <text:p text:style-name="P7">log</text:p>
          </table:table-cell>
          <table:table-cell table:style-name="Table1.B2" office:value-type="string">
            <text:p text:style-name="P13">Log a message to the current log device</text:p>
          </table:table-cell>
        </table:table-row>
      </table:table>
      <text:p text:style-name="Method_20_Body"/>
      <text:h text:style-name="Method_20_Listing_20_Title" text:outline-level="4">Inherited Class Properties</text:h>
      <text:h text:style-name="Criteria_20_Title" text:outline-level="2"/>
      <text:p text:style-name="Method_20_Body">The <text:span text:style-name="Class_20_Variables">Log\FileIO</text:span> class extends the <text:span text:style-name="Class_20_Variables">Log\Format</text:span> class and exposes the following inherited properties (variables)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5">Properties</text:p>
          </table:table-cell>
          <table:table-cell table:style-name="MethodTable.B1" office:value-type="string">
            <text:p text:style-name="P5">Description</text:p>
          </table:table-cell>
        </table:table-row>
        <table:table-row>
          <table:table-cell table:style-name="MethodTable.A2" office:value-type="string">
            <text:p text:style-name="P8">$logBuffer</text:p>
          </table:table-cell>
          <table:table-cell table:style-name="MethodTable.B2" office:value-type="string">
            <text:p text:style-name="P14">The log output buffer.</text:p>
          </table:table-cell>
        </table:table-row>
        <table:table-row>
          <table:table-cell table:style-name="MethodTable.A2" office:value-type="string">
            <text:p text:style-name="P8">$xmlIndent</text:p>
          </table:table-cell>
          <table:table-cell table:style-name="MethodTable.B2" office:value-type="string">
            <text:p text:style-name="P13">Contains the number of 'indents' to apply to XML output items.</text:p>
          </table:table-cell>
        </table:table-row>
        <table:table-row>
          <table:table-cell table:style-name="MethodTable.A2" office:value-type="string">
            <text:p text:style-name="P8">$logProperties</text:p>
          </table:table-cell>
          <table:table-cell table:style-name="MethodTable.B2" office:value-type="string">
            <text:p text:style-name="P13">A <text:span text:style-name="Class_20_Variables">Properties</text:span> class object for log-relative properties.</text:p>
          </table:table-cell>
        </table:table-row>
        <table:table-row>
          <table:table-cell table:style-name="MethodTable.A2" office:value-type="string">
            <text:p text:style-name="P8">$properties</text:p>
          </table:table-cell>
          <table:table-cell table:style-name="MethodTable.B2" office:value-type="string">
            <text:p text:style-name="P14">A <text:span text:style-name="Class_20_Variables">Properties</text:span> class object for class properties.</text:p>
          </table:table-cell>
        </table:table-row>
      </table:table>
      <text:p text:style-name="Method_20_Body"/>
      <text:h text:style-name="Method_20_Listing_20_Title" text:outline-level="4"/>
      <text:h text:style-name="P23" text:outline-level="4">Inherited Class Methods</text:h>
      <text:p text:style-name="Method_20_Body"/>
      <text:p text:style-name="Method_20_Body">The <text:span text:style-name="Class_20_Variables">Log\FileIO</text:span> class extends the <text:span text:style-name="Class_20_Variables">Log\Format</text:span> class and exposes <text:s/>the following inherited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Method</text:p>
          </table:table-cell>
          <table:table-cell table:style-name="Table3.B1" office:value-type="string">
            <text:p text:style-name="P5">Description</text:p>
          </table:table-cell>
        </table:table-row>
        <table:table-row>
          <table:table-cell table:style-name="Table3.A2" office:value-type="string">
            <text:p text:style-name="P7"><text:a xlink:type="simple" xlink:href="#addField">addField</text:a></text:p>
          </table:table-cell>
          <table:table-cell table:style-name="Table3.B2" office:value-type="string">
            <text:p text:style-name="P13">Add the field to the log buffer followed by the current line separator character(s).</text:p>
          </table:table-cell>
        </table:table-row>
        <table:table-row>
          <table:table-cell table:style-name="Table3.A2" office:value-type="string">
            <text:p text:style-name="P7"><text:a xlink:type="simple" xlink:href="#adjustLogProperties">adjustLogProperties</text:a></text:p>
          </table:table-cell>
          <table:table-cell table:style-name="Table3.B2" office:value-type="string">
            <text:p text:style-name="P13"><text:span text:style-name="T7">Check the type of parameter received and return as a </text:span><text:span text:style-name="Class_20_Variables"><text:span text:style-name="T9">Properties</text:span></text:span><text:span text:style-name="T7"> object instance</text:span>.</text:p>
          </table:table-cell>
        </table:table-row>
        <table:table-row>
          <table:table-cell table:style-name="Table3.A2" office:value-type="string">
            <text:p text:style-name="P7"><text:a xlink:type="simple" xlink:href="#bufferLine">bufferLine</text:a></text:p>
          </table:table-cell>
          <table:table-cell table:style-name="Table3.B2" office:value-type="string">
            <text:p text:style-name="P13">Add a (possibly empty) message to the log buffer followed by PHP_EOL sequence.</text:p>
          </table:table-cell>
        </table:table-row>
        <table:table-row>
          <table:table-cell table:style-name="Table3.A2" office:value-type="string">
            <text:p text:style-name="P7"><text:a xlink:type="simple" xlink:href="#bufferMessage">bufferMessage</text:a></text:p>
          </table:table-cell>
          <table:table-cell table:style-name="Table3.B2" office:value-type="string">
            <text:p text:style-name="P13">Add a message to the log buffer.</text:p>
          </table:table-cell>
        </table:table-row>
        <table:table-row>
          <table:table-cell table:style-name="Table3.A2" office:value-type="string">
            <text:p text:style-name="P7"><text:a xlink:type="simple" xlink:href="#bufferXMLItem">bufferXMLItem</text:a></text:p>
          </table:table-cell>
          <table:table-cell table:style-name="Table3.B2" office:value-type="string">
            <text:p text:style-name="P13">Add the item to the buffer, indented by <text:span text:style-name="Class_20_Variables">$xmlIndent</text:span> spaces.</text:p>
          </table:table-cell>
        </table:table-row>
        <table:table-row>
          <table:table-cell table:style-name="Table3.A2" office:value-type="string">
            <text:h text:style-name="P25" text:outline-level="5"><text:a xlink:type="simple" xlink:href="#getTimestamp">getTimestamp</text:a></text:h>
          </table:table-cell>
          <table:table-cell table:style-name="Table3.B2" office:value-type="string">
            <text:p text:style-name="P13">Get the current timestamp.</text:p>
          </table:table-cell>
        </table:table-row>
        <table:table-row>
          <table:table-cell table:style-name="Table3.A2" office:value-type="string">
            <text:p text:style-name="P7"><text:a xlink:type="simple" xlink:href="#logFormat">logFormat</text:a></text:p>
          </table:table-cell>
          <table:table-cell table:style-name="Table3.B2" office:value-type="string">
            <text:p text:style-name="P13">Format the log message to the output buffer as a 'log' entry.</text:p>
          </table:table-cell>
        </table:table-row>
        <table:table-row>
          <table:table-cell table:style-name="Table3.A2" office:value-type="string">
            <text:p text:style-name="P7"><text:a xlink:type="simple" xlink:href="#logProperties">logProperties</text:a></text:p>
          </table:table-cell>
          <table:table-cell table:style-name="Table3.B2" office:value-type="string">
            <text:p text:style-name="P13"><text:span text:style-name="Class_20_Variables"><text:span text:style-name="T2">Calls </text:span></text:span><text:span text:style-name="Class_20_Variables"><text:span text:style-name="T4">adjustLogProperties</text:span></text:span><text:span text:style-name="Class_20_Variables"><text:span text:style-name="T2"> method, passing the </text:span></text:span><text:span text:style-name="Class_20_Variables"><text:span text:style-name="T4">$logProperties</text:span></text:span><text:span text:style-name="Class_20_Variables"><text:span text:style-name="T2"> parameter, and stores the result in the </text:span></text:span><text:span text:style-name="Class_20_Variables"><text:span text:style-name="T4">$logProperties</text:span></text:span><text:span text:style-name="Class_20_Variables"><text:span text:style-name="T2"> class variable.</text:span></text:span></text:p>
          </table:table-cell>
        </table:table-row>
        <table:table-row>
          <table:table-cell table:style-name="Table3.A2" office:value-type="string">
            <text:p text:style-name="P7"><text:a xlink:type="simple" xlink:href="#properties">properties</text:a></text:p>
          </table:table-cell>
          <table:table-cell table:style-name="Table3.B2" office:value-type="string">
            <text:p text:style-name="P13">Set and/or get the <text:span text:style-name="Class_20_Variables">$properties</text:span> class array variable.</text:p>
          </table:table-cell>
        </table:table-row>
        <table:table-row>
          <table:table-cell table:style-name="Table3.A2" office:value-type="string">
            <text:p text:style-name="P7"><text:a xlink:type="simple" xlink:href="#skipToLevel">skipToLevel</text:a></text:p>
          </table:table-cell>
          <table:table-cell table:style-name="Table3.B2" office:value-type="string">
            <text:p text:style-name="P13">Skip the number levels indicated, or until proper calling method is reached.</text:p>
          </table:table-cell>
        </table:table-row>
        <table:table-row>
          <table:table-cell table:style-name="Table3.A2" office:value-type="string">
            <text:p text:style-name="P7"><text:a xlink:type="simple" xlink:href="#xmlFormat">xmlFormat</text:a></text:p>
          </table:table-cell>
          <table:table-cell table:style-name="Table3.B2" office:value-type="string">
            <text:p text:style-name="P13">Format the log message to the output buffer as an<text:span text:style-name="T11"> XML</text:span> entry.</text:p>
          </table:table-cell>
        </table:table-row>
        <table:table-row>
          <table:table-cell table:style-name="Table3.A2" office:value-type="string">
            <text:p text:style-name="P7"><text:a xlink:type="simple" xlink:href="#xmlIndent">xmlIndent</text:a></text:p>
          </table:table-cell>
          <table:table-cell table:style-name="Table3.B2" office:value-type="string">
            <text:p text:style-name="P13"><text:span text:style-name="Class_20_Variables"><text:span text:style-name="T2">Returns the number of spaces (x 2) in </text:span></text:span><text:span text:style-name="Class_20_Variables"><text:span text:style-name="T4">$xmlIndent</text:span></text:span><text:span text:style-name="Class_20_Variables"><text:span text:style-name="T2">.</text:span></text:span></text:p>
          </table:table-cell>
        </table:table-row>
      </table:table>
      <text:p text:style-name="Method_20_Body"/>
      <text:p text:style-name="Method_20_Body"/>
      <text:h text:style-name="P24" text:outline-level="5"><text:bookmark-start text:name="__construct"/>__construct<text:bookmark-end text:name="__construct"/></text:h>
      <text:p text:style-name="Method_20_Body"/>
      <text:p text:style-name="Method_20_Body">Class constructor.</text:p>
      <text:p text:style-name="Method_20_Body"/>
      <text:p text:style-name="P9">/**</text:p>
      <text:p text:style-name="P9"><text:s/>* __construct</text:p>
      <text:p text:style-name="P9"><text:s/>*</text:p>
      <text:p text:style-name="P9"><text:s/>* Create a new instance of the Log\FileIO class</text:p>
      <text:p text:style-name="P11"><text:s/>* <text:span text:style-name="T3">@param</text:span> object $properties = Properties object instance containing required</text:p>
      <text:p text:style-name="P11"><text:s/>*<text:tab/><text:tab/><text:tab/><text:tab/><text:tab/> properties and their values</text:p>
      <text:p text:style-name="P9"><text:s/>*/</text:p>
      <text:p text:style-name="P9">public function __construct($properties)</text:p>
      <text:p text:style-name="P9">{</text:p>
      <text:p text:style-name="Method_20_Code_20_Listing"><text:span text:style-name="T12"><text:tab/></text:span><text:span text:style-name="T14">parent::__construct($properties);</text:span></text:p>
      <text:p text:style-name="Method_20_Code_20_Listing"><text:span text:style-name="T12"><text:tab/></text:span><text:span text:style-name="T14">$this-&gt;adapter = </text:span></text:p>
      <text:p text:style-name="P9"><text:s text:c="10"/>\Library\FileIO\Factory::instantiateClass($properties-&gt;Log_FileAdapter,</text:p>
      <text:p text:style-name="P9"><text:tab/><text:tab/><text:tab/><text:tab/><text:tab/><text:tab/><text:tab/> <text:s text:c="5"/>$properties-&gt;Log_FileDestination,</text:p>
      <text:p text:style-name="P9"><text:tab/><text:tab/><text:tab/><text:tab/><text:tab/><text:tab/><text:tab/> <text:s text:c="5"/>$properties-&gt;Log_FileMode);</text:p>
      <text:p text:style-name="Method_20_Code_20_Listing">}</text:p>
      <text:p text:style-name="Method_20_Body"/>
      <text:p text:style-name="Method_20_Body">The <text:span text:style-name="Class_20_Variables">__construct</text:span> method expects a single, mandatory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Parameter</text:p>
          </table:table-cell>
          <table:table-cell table:style-name="Table5.B1" office:value-type="string">
            <text:p text:style-name="P5">Description</text:p>
          </table:table-cell>
        </table:table-row>
        <table:table-row>
          <table:table-cell table:style-name="Table5.A2" office:value-type="string">
            <text:p text:style-name="P7">$properties</text:p>
          </table:table-cell>
          <table:table-cell table:style-name="Table5.B2" office:value-type="string">
            <text:p text:style-name="Method_20_Table_20_Description">An instance of the <text:span text:style-name="Class_20_Variables">Properties</text:span> class, or an associative array.</text:p>
          </table:table-cell>
        </table:table-row>
      </table:table>
      <text:p text:style-name="Method_20_Body"/>
      <text:p text:style-name="Method_20_Body">The <text:span text:style-name="Class_20_Variables">$properties</text:span> parameter is passed to the <text:span text:style-name="Class_20_Variables">__construct</text:span> method of the <text:span text:style-name="Class_20_Variables">Log\Format</text:span> class to process.</text:p>
      <text:p text:style-name="Method_20_Body"/>
      <text:p text:style-name="Method_20_Body">The <text:span text:style-name="Class_20_Variables">Log_FileAdapter</text:span>, <text:span text:style-name="Class_20_Variables">Log_FileDestination</text:span> and <text:span text:style-name="Class_20_Variables">Log_FileMode</text:span> values of the <text:span text:style-name="Class_20_Variables">$properties</text:span> class variable are passed to the <text:span text:style-name="Class_20_Variables">instantiateClass</text:span> method of the <text:span text:style-name="Class_20_Variables">FileIO\Factory</text:span> class to create a new <text:span text:style-name="Class_20_Variables">FileIO</text:span> class instance and the result is assigned to the <text:span text:style-name="Class_20_Variables">$adapter</text:span> class variable.</text:p>
      <text:p text:style-name="Method_20_Body"/>
      <text:p text:style-name="Method_20_Body"/>
      <text:h text:style-name="P24" text:outline-level="5">__destruct</text:h>
      <text:p text:style-name="Method_20_Body"/>
      <text:p text:style-name="Method_20_Body">Class destructor.</text:p>
      <text:p text:style-name="Method_20_Body"/>
      <text:p text:style-name="P10">/**</text:p>
      <text:p text:style-name="P10"><text:s/>* __destruct</text:p>
      <text:p text:style-name="P10"><text:s/>*</text:p>
      <text:p text:style-name="P10"><text:s/>* class destructor</text:p>
      <text:p text:style-name="P10"><text:s/>*/</text:p>
      <text:p text:style-name="P10">public function __destruct()</text:p>
      <text:p text:style-name="P10">{</text:p>
      <text:p text:style-name="P10"><text:tab/>parent::__destruct();</text:p>
      <text:p text:style-name="P10"><text:tab/>unset($this-&gt;adapter);</text:p>
      <text:p text:style-name="P10">}</text:p>
      <text:p text:style-name="P12"/>
      <text:p text:style-name="Method_20_Body">The <text:span text:style-name="Class_20_Variables">__destruct</text:span> method of the <text:span text:style-name="Class_20_Variables">Log\Format</text:span> class is first called, then the <text:span text:style-name="Class_20_Variables">$adapter</text:span> class variable is destroyed by calling the PHP <text:span text:style-name="Class_20_Variables">unset</text:span> function.</text:p>
      <text:p text:style-name="Method_20_Body"/>
      <text:p text:style-name="Method_20_Body"/>
      <text:h text:style-name="P24" text:outline-level="5">log</text:h>
      <text:p text:style-name="Method_20_Body"/>
      <text:p text:style-name="Method_20_Body">Format a log message for output.</text:p>
      <text:p text:style-name="Method_20_Body"/>
      <text:p text:style-name="P4"><text:span text:style-name="T12"><text:tab/></text:span><text:span text:style-name="T15">/**</text:span></text:p>
      <text:p text:style-name="P3"><text:tab/> * log</text:p>
      <text:p text:style-name="P3"><text:tab/> *</text:p>
      <text:p text:style-name="P3"><text:tab/> * Log a message to the current log device</text:p>
      <text:p text:style-name="P3"><text:tab/> * <text:span text:style-name="T3">@param</text:span> string $message = message to write to the log file</text:p>
      <text:p text:style-name="P16"><text:tab/> * <text:span text:style-name="T3">@param</text:span> mixed $logProperties = (optional):<text:tab/></text:p>
      <text:p text:style-name="P16"><text:tab/> *<text:tab/> 'Log_Level' <text:s text:c="4"/>=&gt; &lt;(optional) error level </text:p>
      <text:p text:style-name="P16"><text:tab/> *<text:tab/><text:tab/><text:tab/><text:tab/>(default = Library\Log::LOG_BSD_ERR)&gt;,</text:p>
      <text:p text:style-name="P16"><text:tab/> * <text:tab/> 'Log_Format'<text:tab/> <text:s text:c="3"/>=&gt; &lt;(optional) format type: 'none', 'timestamp', 'log',</text:p>
      <text:p text:style-name="P16"><text:tab/> *<text:tab/><text:tab/><text:tab/><text:tab/><text:tab/><text:tab/><text:tab/><text:tab/>'xml' (default = 'none')</text:p>
      <text:p text:style-name="P3"><text:tab/> * <text:s text:c="4"/>'Log_LineNumber' =&gt; &lt;linenumber&gt;,</text:p>
      <text:p text:style-name="P3"><text:tab/> * <text:s text:c="4"/>'Log_Method' <text:s text:c="4"/>=&gt; &lt;(optional) name of the calling method&gt;,</text:p>
      <text:p text:style-name="P3"><text:tab/> * <text:s text:c="4"/>'Log_Class' <text:s text:c="5"/>=&gt; &lt;(optional) name of the calling class&gt;,</text:p>
      <text:p text:style-name="P3"><text:tab/> * <text:s text:c="4"/>'Log_Program' <text:s text:c="3"/>=&gt; &lt;(optional) name of the program to log&gt;</text:p>
      <text:p text:style-name="P3"><text:tab/> * <text:s text:c="4"/>'Log_SkipLevels' =&gt; &lt;(optional) number of levels to skip in traceback stack</text:p>
      <text:p text:style-name="P3"><text:tab/> * <text:s text:c="4"/>'Log_Timestamp' <text:s/>=&gt; &lt;(optional) timestamp of the event&gt;</text:p>
      <text:p text:style-name="P3"><text:tab/> */</text:p>
      <text:p text:style-name="P3"><text:tab/>public function log($message, $logProperties=null)</text:p>
      <text:p text:style-name="P3"><text:tab/>{</text:p>
      <text:p text:style-name="P3"><text:tab/><text:tab/>$descriptor = null;</text:p>
      <text:p text:style-name="P3"><text:tab/><text:tab/>try</text:p>
      <text:p text:style-name="P3"><text:tab/><text:tab/>{</text:p>
      <text:p text:style-name="P3"><text:tab/><text:tab/><text:tab/>parent::log($message, $logProperties);</text:p>
      <text:p text:style-name="P3"><text:tab/><text:tab/><text:tab/>$this-&gt;adapter-&gt;fwrite($this-&gt;logBuffer);</text:p>
      <text:p text:style-name="P3"><text:tab/><text:tab/>}</text:p>
      <text:p text:style-name="P3"><text:tab/><text:tab/>catch(Exception $exception)</text:p>
      <text:p text:style-name="P3"><text:tab/><text:tab/>{</text:p>
      <text:p text:style-name="P3"><text:tab/><text:tab/><text:tab/>$descriptor = new \Library\Exception\Descriptor($exception);</text:p>
      <text:p text:style-name="P3"><text:tab/><text:tab/>}</text:p>
      <text:p text:style-name="P3"><text:tab/><text:tab/>catch(\Library\FileIO\Exception $exception)</text:p>
      <text:p text:style-name="P3"><text:tab/><text:tab/>{</text:p>
      <text:p text:style-name="P3"><text:tab/><text:tab/><text:tab/>$descriptor = new \Library\Exception\Descriptor($exception);</text:p>
      <text:p text:style-name="P3"><text:tab/><text:tab/>}</text:p>
      <text:p text:style-name="P3"><text:tab/><text:tab/>catch(\Exception $exception)</text:p>
      <text:p text:style-name="P3"><text:tab/><text:tab/>{</text:p>
      <text:p text:style-name="P3"><text:tab/><text:tab/><text:tab/>$descriptor = new \Library\Exception\Descriptor($exception);</text:p>
      <text:p text:style-name="P3"><text:tab/><text:tab/>}</text:p>
      <text:p text:style-name="P3"/>
      <text:p text:style-name="P3"><text:tab/><text:tab/>$this-&gt;properties-&gt;Exception_Descriptor = $descriptor;</text:p>
      <text:p text:style-name="P3"><text:tab/>}</text:p>
      <text:p text:style-name="P12"/>
      <text:p text:style-name="Method_20_Body">The <text:span text:style-name="Class_20_Variables">log</text:span> method expects a single, mandatory parameter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Parameter</text:p>
          </table:table-cell>
          <table:table-cell table:style-name="Table2.B1" office:value-type="string">
            <text:p text:style-name="P5">Description</text:p>
          </table:table-cell>
        </table:table-row>
        <table:table-row>
          <table:table-cell table:style-name="Table2.A2" office:value-type="string">
            <text:p text:style-name="P7">$message</text:p>
          </table:table-cell>
          <table:table-cell table:style-name="Table2.B2" office:value-type="string">
            <text:p text:style-name="Method_20_Table_20_Description">The message to write to the log.</text:p>
          </table:table-cell>
        </table:table-row>
      </table:table>
      <text:p text:style-name="Method_20_Body"/>
      <text:p text:style-name="Method_20_Body">and a single, optional parameter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Parameter</text:p>
          </table:table-cell>
          <table:table-cell table:style-name="Table4.B1" office:value-type="string">
            <text:p text:style-name="P5">Description</text:p>
          </table:table-cell>
        </table:table-row>
        <table:table-row>
          <table:table-cell table:style-name="Table4.A2" office:value-type="string">
            <text:p text:style-name="P7">$logProperties</text:p>
          </table:table-cell>
          <table:table-cell table:style-name="Table4.B2" office:value-type="string">
            <text:p text:style-name="Method_20_Table_20_Description">A <text:span text:style-name="Class_20_Variables">Properties</text:span> class instance containing log formatting properties.</text:p>
          </table:table-cell>
        </table:table-row>
      </table:table>
      <text:p text:style-name="Method_20_Body"/>
      <text:p text:style-name="Method_20_Body"><text:soft-page-break/>The <text:span text:style-name="Class_20_Variables">log</text:span> method of the <text:span text:style-name="Class_20_Variables">Log\Format</text:span> class is passed the <text:span text:style-name="Class_20_Variables">$message</text:span> and <text:span text:style-name="Class_20_Variables">$logProperties</text:span> parameter to be processed.</text:p>
      <text:p text:style-name="Method_20_Body"/>
      <text:p text:style-name="Method_20_Body">A <text:span text:style-name="Class_20_Variables">try..catch</text:span> block is entered,</text:p>
      <text:p text:style-name="Method_20_Body"/>
      <text:p text:style-name="P17">The <text:span text:style-name="Class_20_Variables">$logBuffer</text:span> class variable is passed to the <text:span text:style-name="Class_20_Variables">fwrite</text:span> method of the <text:span text:style-name="Class_20_Variables">$adapter</text:span> class variable to output to the file.</text:p>
      <text:p text:style-name="P17"/>
      <text:p text:style-name="P17">If an exception is thrown and is not caught by some other process, it is handled by the <text:span text:style-name="Class_20_Variables">catch</text:span> block. <text:s/>The <text:span text:style-name="Class_20_Variables">$exception</text:span> method variable is assigned to the <text:span text:style-name="Class_20_Variables">$descriptor</text:span> method variable and processing continues.</text:p>
      <text:p text:style-name="P17"/>
      <text:p text:style-name="Method_20_Body">The <text:span text:style-name="Class_20_Variables">$descriptor</text:span> method variable is assigned to the <text:span text:style-name="Class_20_Variables">Exception_Descriptor</text:span> value in the <text:span text:style-name="Class_20_Variables">$properties</text:span> class variable.</text:p>
      <text:p text:style-name="Method_20_Body"/>
      <text:p text:style-name="Method_20_Body"/>
      <text:p text:style-name="Method_20_Body"/>
      <text:p text:style-name="P12"/>
      <text:p text:style-name="Method_20_Body"/>
      <text:h text:style-name="P22" text:outline-level="3">Source Listing</text:h>
      <text:p text:style-name="Coding_20_Body"/>
      <text:p text:style-name="P2">&lt;?php</text:p>
      <text:p text:style-name="P2">namespace Library\Log;</text:p>
      <text:p text:style-name="P2"/>
      <text:p text:style-name="P2">/*</text:p>
      <text:p text:style-name="P2"><text:s/>* <text:tab/>Log\FileIO is copyright © 2012. EarthWalk Software.</text:p>
      <text:p text:style-name="P2"><text:s/>* <text:tab/>Licensed under the Academic Free License version 3.0.</text:p>
      <text:p text:style-name="Code_20_Listing"><text:s/><text:span text:style-name="T14">*<text:tab/>Refer to the file named License provided with the source, </text:span></text:p>
      <text:p text:style-name="P2"><text:s/>*<text:tab/> <text:s/>or from http://opensource.org/licenses/academic.php.</text:p>
      <text:p text:style-name="Code_20_Listing"><text:s/>*/</text:p>
      <text:p text:style-name="P2">/**</text:p>
      <text:p text:style-name="P2"><text:s/>* Log\FileIO.</text:p>
      <text:p text:style-name="P2"><text:s/>*</text:p>
      <text:p text:style-name="P15"><text:s/>* An adapter to allow FileIO classes (FileIO\FileObject and FileIO\SplFileObject)</text:p>
      <text:p text:style-name="P15"><text:s/>* <text:s text:c="3"/>to be used to write a log file</text:p>
      <text:p text:style-name="P2"><text:s/>* <text:span text:style-name="T3">@author</text:span> Jay Wheeler.</text:p>
      <text:p text:style-name="P2"><text:s/>* <text:span text:style-name="T3">@version</text:span> 1.0</text:p>
      <text:p text:style-name="P2"><text:s/>* <text:span text:style-name="T3">@copyright</text:span> © 2012. EarthWalk Software.</text:p>
      <text:p text:style-name="P2"><text:s/>* <text:span text:style-name="T3">@license</text:span> Licensed under the Academic Free License version 3.0.</text:p>
      <text:p text:style-name="P2"><text:s/>* <text:span text:style-name="T3">@package</text:span> Library</text:p>
      <text:p text:style-name="P2"><text:s/>* <text:span text:style-name="T3">@subpackage</text:span> Log.</text:p>
      <text:p text:style-name="P2"><text:s/>*/</text:p>
      <text:p text:style-name="P2">class FileIO extends Format</text:p>
      <text:p text:style-name="P2">{</text:p>
      <text:p text:style-name="P2"><text:tab/>/**</text:p>
      <text:p text:style-name="P2"><text:tab/> * adapter</text:p>
      <text:p text:style-name="P2"><text:tab/> *</text:p>
      <text:p text:style-name="P2"><text:tab/> * The object returned by FileIO\Factory</text:p>
      <text:p text:style-name="P2"><text:tab/> * <text:span text:style-name="T3">@var</text:span> object $adapter</text:p>
      <text:p text:style-name="P2"><text:tab/> */</text:p>
      <text:p text:style-name="P2"><text:tab/>protected<text:tab/><text:tab/>$adapter;</text:p>
      <text:p text:style-name="P2"/>
      <text:p text:style-name="P2"><text:tab/>/**</text:p>
      <text:p text:style-name="P2"><text:tab/> * __construct</text:p>
      <text:p text:style-name="P2"><text:tab/> *</text:p>
      <text:p text:style-name="P2"><text:tab/> * Create a new instance of the Library\Log\FileIO class</text:p>
      <text:p text:style-name="P15"><text:tab/> * <text:span text:style-name="T3">@param</text:span> object $properties = \Library\Properties object containing </text:p>
      <text:p text:style-name="P15"><text:s/><text:tab/> *<text:tab/><text:tab/><text:tab/><text:tab/><text:tab/>required properties and associated values</text:p>
      <text:p text:style-name="P2"><text:tab/> */</text:p>
      <text:p text:style-name="P2"><text:tab/>public function __construct($properties)</text:p>
      <text:p text:style-name="P2"><text:tab/>{</text:p>
      <text:p text:style-name="P2"><text:tab/><text:tab/>parent::__construct($properties);</text:p>
      <text:p text:style-name="P2"><text:tab/><text:tab/>$this-&gt;adapter = </text:p>
      <text:p text:style-name="P2"><text:tab/><text:tab/> <text:s text:c="4"/>\Library\FileIO\Factory::instantiateClass($properties-&gt;Log_FileAdapter,</text:p>
      <text:p text:style-name="P2"><text:tab/><text:tab/><text:tab/><text:tab/><text:tab/><text:tab/><text:tab/><text:tab/> <text:s text:c="2"/>$properties-&gt;Log_FileDestination,</text:p>
      <text:p text:style-name="P2"><text:tab/><text:tab/><text:tab/><text:tab/><text:tab/><text:tab/><text:tab/><text:tab/> <text:s text:c="2"/>$properties-&gt;Log_FileMode);</text:p>
      <text:p text:style-name="P2"><text:tab/>}</text:p>
      <text:p text:style-name="P2"/>
      <text:p text:style-name="P2"><text:tab/>/**</text:p>
      <text:p text:style-name="P2"><text:tab/> * __destruct</text:p>
      <text:p text:style-name="P2"><text:tab/> *</text:p>
      <text:p text:style-name="P2"><text:tab/> * class destructor</text:p>
      <text:p text:style-name="P2"><text:tab/> */</text:p>
      <text:p text:style-name="P2"><text:tab/>public function __destruct()</text:p>
      <text:p text:style-name="P2"><text:tab/>{</text:p>
      <text:p text:style-name="P2"><text:tab/><text:tab/>parent::__destruct();</text:p>
      <text:p text:style-name="P2"><text:tab/><text:tab/>unset($this-&gt;adapter);</text:p>
      <text:p text:style-name="P2"><text:tab/>}</text:p>
      <text:p text:style-name="P2"/>
      <text:p text:style-name="P20"/>
      <text:p text:style-name="P18"><text:span text:style-name="T13"><text:tab/></text:span><text:span text:style-name="T16">/**</text:span></text:p>
      <text:p text:style-name="P3"><text:tab/> * log</text:p>
      <text:p text:style-name="P3"><text:tab/> *</text:p>
      <text:p text:style-name="P3"><text:tab/> * Log a message to the current log device</text:p>
      <text:p text:style-name="P3"><text:tab/> * <text:span text:style-name="T3">@param</text:span> string $message = message to write to the log file</text:p>
      <text:p text:style-name="P16"><text:tab/> * <text:span text:style-name="T3">@param</text:span> mixed $logProperties = (optional):<text:tab/></text:p>
      <text:p text:style-name="P16"><text:tab/> *<text:tab/> 'Log_Level' <text:s text:c="4"/>=&gt; &lt;(optional) error level </text:p>
      <text:p text:style-name="P16"><text:tab/> *<text:tab/><text:tab/><text:tab/><text:tab/>(default = Library\Log::LOG_BSD_ERR)&gt;,</text:p>
      <text:p text:style-name="P16"><text:tab/> * <text:tab/> 'Log_Format'<text:tab/> <text:s text:c="3"/>=&gt; &lt;(optional) format type: 'none', 'timestamp', 'log',</text:p>
      <text:p text:style-name="P16"><text:tab/> *<text:tab/><text:tab/><text:tab/><text:tab/><text:tab/><text:tab/><text:tab/><text:tab/>'xml' (default = 'none')</text:p>
      <text:p text:style-name="P3"><text:tab/> * <text:s text:c="4"/>'Log_LineNumber' =&gt; &lt;linenumber&gt;,</text:p>
      <text:p text:style-name="P3"><text:tab/> * <text:s text:c="4"/>'Log_Method' <text:s text:c="4"/>=&gt; &lt;(optional) name of the calling method&gt;,</text:p>
      <text:p text:style-name="P3"><text:tab/> * <text:s text:c="4"/>'Log_Class' <text:s text:c="5"/>=&gt; &lt;(optional) name of the calling class&gt;,</text:p>
      <text:p text:style-name="P3"><text:tab/> * <text:s text:c="4"/>'Log_Program' <text:s text:c="3"/>=&gt; &lt;(optional) name of the program to log&gt;</text:p>
      <text:p text:style-name="P3"><text:tab/> * <text:s text:c="4"/>'Log_SkipLevels' =&gt; &lt;(optional) number of levels to skip in traceback stack</text:p>
      <text:p text:style-name="P3"><text:tab/> * <text:s text:c="4"/>'Log_Timestamp' <text:s/>=&gt; &lt;(optional) timestamp of the event&gt;</text:p>
      <text:p text:style-name="P3"><text:tab/> */</text:p>
      <text:p text:style-name="P3"><text:tab/>public function log($message, $logProperties=null)</text:p>
      <text:p text:style-name="P3"><text:tab/>{</text:p>
      <text:p text:style-name="P3"><text:tab/><text:tab/>$descriptor = null;</text:p>
      <text:p text:style-name="P3"><text:tab/><text:tab/>try</text:p>
      <text:p text:style-name="P3"><text:tab/><text:tab/>{</text:p>
      <text:p text:style-name="P3"><text:tab/><text:tab/><text:tab/>parent::log($message, $logProperties);</text:p>
      <text:p text:style-name="P3"><text:tab/><text:tab/><text:tab/>$this-&gt;adapter-&gt;fwrite($this-&gt;logBuffer);</text:p>
      <text:p text:style-name="P3"><text:tab/><text:tab/>}</text:p>
      <text:p text:style-name="P3"><text:tab/><text:tab/>catch(Exception $exception)</text:p>
      <text:p text:style-name="P3"><text:tab/><text:tab/>{</text:p>
      <text:p text:style-name="P3"><text:tab/><text:tab/><text:tab/>$descriptor = new \Library\Exception\Descriptor($exception);</text:p>
      <text:p text:style-name="P3"><text:tab/><text:tab/>}</text:p>
      <text:p text:style-name="P3"><text:tab/><text:tab/>catch(\Library\FileIO\Exception $exception)</text:p>
      <text:p text:style-name="P3"><text:tab/><text:tab/>{</text:p>
      <text:p text:style-name="P3"><text:tab/><text:tab/><text:tab/>$descriptor = new \Library\Exception\Descriptor($exception);</text:p>
      <text:p text:style-name="P3"><text:tab/><text:tab/>}</text:p>
      <text:p text:style-name="P3"><text:tab/><text:tab/>catch(\Exception $exception)</text:p>
      <text:p text:style-name="P3"><text:tab/><text:tab/>{</text:p>
      <text:p text:style-name="P3"><text:tab/><text:tab/><text:tab/>$descriptor = new \Library\Exception\Descriptor($exception);</text:p>
      <text:p text:style-name="P3"><text:tab/><text:tab/>}</text:p>
      <text:p text:style-name="P3"/>
      <text:p text:style-name="P3"><text:tab/><text:tab/>$this-&gt;properties-&gt;Exception_Descriptor = $descriptor;</text:p>
      <text:p text:style-name="P3"><text:tab/>}</text:p>
      <text:p text:style-name="P3"/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Log\FileIO<text:tab/><text:tab/><text:tab/><text:tab/><text:page-number text:select-page="current">9</text:page-number><text:tab/><text:tab/><text:tab/><text:date style:data-style-name="N76" text:date-value="2012-06-12T12:48:04" text:fixed="true">June 12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2T12:20:05</meta:creation-date>
    <dc:title>ClassDefault</dc:title>
    <meta:editing-duration>PT30H12M24S</meta:editing-duration>
    <meta:editing-cycles>31</meta:editing-cycles>
    <meta:generator>OpenOffice.org/3.2$Linux OpenOffice.org_project/320m12$Build-9483</meta:generator>
    <meta:initial-creator>Jay Wheeler</meta:initial-creator>
    <dc:date>2012-07-01T09:34:28</dc:date>
    <dc:creator>Jay Wheeler</dc:creator>
    <meta:document-statistic meta:table-count="7" meta:image-count="0" meta:object-count="0" meta:page-count="9" meta:paragraph-count="253" meta:word-count="1094" meta:character-count="8302"/>
    <meta:template xlink:type="simple" xlink:actuate="onRequest" xlink:title="ClassDefault" xlink:href="../ClassDefault.ott" meta:date="2012-06-12T12:20:04"/>
  </office:meta>
</office:document-meta>
</file>